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false" fo:min-height="0.02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cm"/>
    </style:style>
    <style:style style:name="gr9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0.5cm" svg:height="28.7cm" svg:x="2cm" svg:y="0.5cm">
          <text:p/>
        </draw:rect>
        <draw:rect draw:style-name="gr2" draw:text-style-name="P2" draw:layer="layout" svg:width="29.5cm" svg:height="27.7cm" svg:x="2.5cm" svg:y="1cm">
          <text:p/>
        </draw:rect>
        <draw:custom-shape draw:style-name="gr3" draw:text-style-name="P2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2" draw:layer="layout" svg:width="9cm" svg:height="28.7cm" svg:x="32.5cm" svg:y="0.5cm">
          <text:p/>
        </draw:rect>
        <draw:line draw:style-name="gr5" draw:text-style-name="P2" draw:layer="layout" svg:x1="32.5cm" svg:y1="13.7cm" svg:x2="41.5cm" svg:y2="13.7cm">
          <text:p/>
        </draw:line>
        <draw:line draw:style-name="gr5" draw:text-style-name="P2" draw:layer="layout" svg:x1="32.5cm" svg:y1="25.42cm" svg:x2="41.5cm" svg:y2="25.42cm">
          <text:p/>
        </draw:line>
        <draw:line draw:style-name="gr5" draw:text-style-name="P2" draw:layer="layout" svg:x1="32.5cm" svg:y1="27.7cm" svg:x2="41.5cm" svg:y2="27.7cm">
          <text:p/>
        </draw:line>
        <draw:line draw:style-name="gr5" draw:text-style-name="P2" draw:layer="layout" svg:x1="32.5cm" svg:y1="24.7cm" svg:x2="41.5cm" svg:y2="24.7cm">
          <text:p/>
        </draw:line>
        <draw:frame draw:style-name="gr6" draw:text-style-name="P3" draw:layer="layout" svg:width="1.55cm" svg:height="0.53cm" svg:x="32.45cm" svg:y="24.75cm">
          <draw:text-box>
            <text:p><text:span text:style-name="T1">Scale:</text:span></text:p>
          </draw:text-box>
        </draw:frame>
        <draw:line draw:style-name="gr5" draw:text-style-name="P2" draw:layer="layout" svg:x1="37cm" svg:y1="24.7cm" svg:x2="37cm" svg:y2="25.42cm">
          <text:p/>
        </draw:line>
        <draw:frame draw:style-name="gr7" draw:text-style-name="P3" draw:layer="layout" svg:width="1.086cm" svg:height="0.53cm" svg:x="37.004cm" svg:y="24.75cm">
          <draw:text-box>
            <text:p><text:span text:style-name="T1">Date:</text:span></text:p>
          </draw:text-box>
        </draw:frame>
        <draw:line draw:style-name="gr5" draw:text-style-name="P2" draw:layer="layout" svg:x1="32.5cm" svg:y1="22.7cm" svg:x2="41.5cm" svg:y2="22.7cm">
          <text:p/>
        </draw:line>
        <draw:line draw:style-name="gr5" draw:text-style-name="P2" draw:layer="layout" svg:x1="34.5cm" svg:y1="22.7cm" svg:x2="34.5cm" svg:y2="24.7cm">
          <text:p/>
        </draw:line>
        <draw:rect draw:style-name="gr2" draw:text-style-name="P2" draw:layer="layout" svg:width="8.6cm" svg:height="8.6cm" svg:x="32.7cm" svg:y="13.9cm">
          <text:p/>
        </draw:rect>
        <draw:frame draw:name="scale" draw:style-name="gr8" draw:text-style-name="P3" draw:layer="printed_elements" svg:width="3.3cm" svg:height="0.53cm" svg:x="33.7cm" svg:y="24.757cm">
          <draw:text-box>
            <text:p><text:span text:style-name="T1">scale</text:span></text:p>
          </draw:text-box>
        </draw:frame>
        <draw:frame draw:name="date" draw:style-name="gr8" draw:text-style-name="P3" draw:layer="printed_elements" svg:width="3.6cm" svg:height="0.53cm" svg:x="38cm" svg:y="24.757cm">
          <draw:text-box>
            <text:p><text:span text:style-name="T1">date</text:span></text:p>
          </draw:text-box>
        </draw:frame>
        <draw:frame draw:name="title" draw:style-name="gr9" draw:text-style-name="P4" draw:layer="printed_elements" svg:width="9cm" svg:height="0.729cm" svg:x="32.5cm" svg:y="25.549cm">
          <draw:text-box>
            <text:p><text:span text:style-name="T2">title</text:span></text:p>
          </draw:text-box>
        </draw:frame>
        <draw:frame draw:name="comment1" draw:style-name="gr9" draw:text-style-name="P5" draw:layer="printed_elements" svg:width="9.079cm" svg:height="0.649cm" svg:x="32.622cm" svg:y="26.201cm">
          <draw:text-box>
            <text:p><text:span text:style-name="T3">comment1</text:span></text:p>
          </draw:text-box>
        </draw:frame>
        <draw:frame draw:name="comment2" draw:style-name="gr9" draw:text-style-name="P5" draw:layer="printed_elements" svg:width="9.079cm" svg:height="0.649cm" svg:x="32.623cm" svg:y="26.902cm">
          <draw:text-box>
            <text:p><text:span text:style-name="T3">comment2</text:span></text:p>
          </draw:text-box>
        </draw:frame>
        <draw:custom-shape draw:name="northarrow" draw:style-name="gr10" draw:text-style-name="P2" draw:layer="printed_elements" svg:width="1.6cm" svg:height="1.6cm" svg:x="32.7cm" svg:y="22.9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2" draw:layer="printed_elements" svg:width="29.5cm" svg:height="27.7cm" svg:x="2.499cm" svg:y="0.999cm">
          <text:p/>
          <draw:enhanced-geometry svg:viewBox="0 0 21600 21600" draw:type="rectangle" draw:enhanced-path="M 0 0 L 21600 0 21600 21600 0 21600 0 0 Z N"/>
        </draw:custom-shape>
        <draw:custom-shape draw:name="overview" draw:style-name="gr10" draw:text-style-name="P2" draw:layer="printed_elements" svg:width="8.5cm" svg:height="8.5cm" svg:x="32.75cm" svg:y="13.9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12T11:52:53.592722665</dc:date>
    <meta:editing-duration>PT21H42M45S</meta:editing-duration>
    <meta:editing-cycles>86</meta:editing-cycles>
    <meta:generator>LibreOffice/4.2.6.3$Linux_X86_64 LibreOffice_project/420m0$Build-3</meta:gener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